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C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925in" table:align="left"/>
    </style:style>
    <style:style style:name="Table2.A" style:family="table-column">
      <style:table-column-properties style:column-width="0.4465in"/>
    </style:style>
    <style:style style:name="Table2.B" style:family="table-column">
      <style:table-column-properties style:column-width="6.4785in"/>
    </style:style>
    <style:style style:name="Table2.A1" style:family="table-cell">
      <style:table-cell-properties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3"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8.25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5"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1.25pt" fo:letter-spacing="normal" fo:font-style="normal" fo:font-weight="bold"/>
    </style:style>
    <style:style style:name="P6"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4pt" fo:letter-spacing="normal" fo:font-style="italic" style:text-underline-style="none" fo:font-weight="bold" style:text-blinking="false" fo:background-color="transparent"/>
    </style:style>
    <style:style style:name="P8" style:family="paragraph" style:parent-style-name="Text_20_body">
      <style:paragraph-properties fo:orphans="2" fo:widows="2"/>
      <style:text-properties fo:font-variant="normal" fo:text-transform="none" fo:color="#000000" style:font-name="Times New Roman"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margin-top="0in" fo:margin-bottom="0in" fo:orphans="2" fo:widows="2"/>
      <style:text-properties fo:font-variant="normal" fo:text-transform="none" fo:color="#000000" style:font-name="Times New Roman" fo:letter-spacing="normal" fo:font-style="normal" fo:font-weight="normal" fo:background-color="transparent"/>
    </style:style>
    <style:style style:name="P11" style:family="paragraph" style:parent-style-name="Table_20_Heading">
      <style:paragraph-properties fo:text-align="center" style:justify-single-word="false" fo:padding="0in" fo:border="none"/>
    </style:style>
    <style:style style:name="P12" style:family="paragraph" style:parent-style-name="Table_20_Contents">
      <style:paragraph-properties fo:padding="0in" fo:border="none"/>
    </style:style>
    <style:style style:name="P13" style:family="paragraph" style:parent-style-name="Table_20_Contents">
      <style:text-properties fo:font-size="2pt" style:font-size-asian="2pt" style:font-size-complex="2pt"/>
    </style:style>
    <style:style style:name="P14" style:family="paragraph" style:parent-style-name="Heading_20_2">
      <style:paragraph-properties fo:orphans="2" fo:widows="2"/>
      <style:text-properties fo:font-variant="normal" fo:text-transform="none" fo:color="#000000" style:font-name="Times New Roman" fo:letter-spacing="normal" fo:font-style="normal" fo:font-weight="normal"/>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16"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17" style:family="paragraph" style:parent-style-name="Table_20_Contents">
      <style:paragraph-properties fo:text-align="start" style:justify-single-word="false" fo:padding="0in" fo:border="none"/>
      <style:text-properties fo:color="#999999"/>
    </style:style>
    <style:style style:name="P18" style:family="paragraph" style:parent-style-name="Table_20_Heading">
      <style:paragraph-properties fo:text-align="end" style:justify-single-word="false" fo:padding="0in" fo:border="none"/>
      <style:text-properties fo:color="#555555"/>
    </style:style>
    <style:style style:name="T1" style:family="text">
      <style:text-properties style:text-line-through-style="none" fo:font-size="12pt" style:text-underline-style="none" style:text-blinking="false"/>
    </style:style>
    <style:style style:name="T2" style:family="text">
      <style:text-properties style:text-line-through-style="none" style:text-underline-style="none" style:text-blinking="false"/>
    </style:style>
    <style:style style:name="T3" style:family="text">
      <style:text-properties style:text-line-through-style="none" style:font-name="Courier New" fo:font-size="10pt" style:text-underline-style="none" style:text-blinking="false"/>
    </style:style>
    <style:style style:name="T4" style:family="text">
      <style:text-properties fo:font-variant="normal" fo:text-transform="none" fo:color="#0645ad" style:text-line-through-style="none" fo:font-style="normal" style:text-underline-style="none" fo:font-weight="normal" style:text-blinking="false"/>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style="italic"/>
    </style:style>
    <style:style style:name="T8" style:family="text">
      <style:text-properties fo:color="#0000ff" style:text-line-through-style="none" style:font-name="Courier New" fo:font-size="10pt" style:text-underline-style="none" style:text-blinking="false"/>
    </style:style>
    <style:style style:name="T9" style:family="text">
      <style:text-properties fo:color="#010001" style:text-line-through-style="none" style:font-name="Courier New" fo:font-size="10pt" style:text-underline-style="none" style:text-blinking="false"/>
    </style:style>
    <style:style style:name="T10" style:family="text">
      <style:text-properties fo:color="#008000" style:text-line-through-style="none" style:font-name="Courier New" fo:font-size="10pt"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wheels using rigid body constraints – hinge – set x-axis to be along axle of wheel</text:p>
      <text:p text:style-name="P2">cylinder collision box seems to work well for wheels</text:p>
      <text:p text:style-name="P2">turn on local collision if the wheels are very close to the vehicle to prevent the two from colliding</text:p>
      <text:p text:style-name="P2"/>
      <text:p text:style-name="P2">damping – resistance to motion – simulates air drag, rolling resistance, etc...</text:p>
      <text:p text:style-name="P1">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1"><text:s/></text:p>
      <text:h text:style-name="P6" text:outline-level="2">What's the difference between damping and friction?</text:h>
      <text:p text:style-name="P8">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8">Friction is a force tangent to the contact surface. The friction force has a maximum that is linear to the normal, i.e., the force that presses the objects against each other, (the weight of the object).  The<text:span text:style-name="T7">Friction</text:span> value denotes the Coulomb friction coeffcient, i.e. the ratio of the maximum friction force and the normal force.  A larger <text:span text:style-name="T7">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14" text:outline-level="2"><text:bookmark text:name="What is Anisotropic Friction?"/>What is Anisotropic Friction?</text:h>
      <text:p text:style-name="P9"><text:span text:style-name="T5">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6">Anisotropic</text:span><text:span text:style-name="T5"> button in the </text:span><text:span text:style-name="T6">Real-time</text:span><text:span text:style-name="T5">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2"/>
      <text:p text:style-name="P2">max tire friction on a dry road ~0.7</text:p>
      <text:p text:style-name="P2">wet road ~0.4</text:p>
      <text:p text:style-name="P2"><text:a xlink:type="simple" xlink:href="http://hyperphysics.phy-astr.gsu.edu/hbase/mechanics/frictire.html">http://hyperphysics.phy-astr.gsu.edu/hbase/mechanics/frictire.html</text:a></text:p>
      <text:p text:style-name="P2"/>
      <text:p text:style-name="P2"/>
      <text:p text:style-name="P2">rolling friction:</text:p>
      <text:p text:style-name="P4">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8">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2"><text:a xlink:type="simple" xlink:href="http://hyperphysics.phy-astr.gsu.edu/hbase/frict2.html">http://hyperphysics.phy-astr.gsu.edu/hbase/frict2.html</text:a></text:p>
      <text:p text:style-name="P2"/>
      <text:h text:style-name="P5" text:outline-level="4"><text:bookmark text:name="Approximate_coefficients_of_friction"/><text:soft-page-break/>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1">Materials</text:p>
          </table:table-cell>
          <table:covered-table-cell/>
          <table:table-cell table:style-name="Table1.C1" table:number-columns-spanned="2" office:value-type="string">
            <text:p text:style-name="P11">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C2" office:value-type="string">
            <text:p text:style-name="P11">Dry &amp; clean</text:p>
          </table:table-cell>
          <table:table-cell table:style-name="Table1.D2" office:value-type="string">
            <text:p text:style-name="P11">Lubricated</text:p>
          </table:table-cell>
        </table:table-row>
        <table:table-row>
          <table:table-cell table:style-name="Table1.C2" office:value-type="string">
            <text:p text:style-name="P11">Aluminum</text:p>
          </table:table-cell>
          <table:table-cell table:style-name="Table1.C2" office:value-type="string">
            <text:p text:style-name="P11">Steel</text:p>
          </table:table-cell>
          <table:table-cell table:style-name="Table1.C3" office:value-type="string">
            <text:p text:style-name="P12">0.61</text:p>
          </table:table-cell>
          <table:table-cell table:style-name="Table1.D3" office:value-type="string">
            <text:p text:style-name="P13"/>
          </table:table-cell>
        </table:table-row>
        <table:table-row>
          <table:table-cell table:style-name="Table1.C2" office:value-type="string">
            <text:p text:style-name="P11">Copper</text:p>
          </table:table-cell>
          <table:table-cell table:style-name="Table1.C2" office:value-type="string">
            <text:p text:style-name="P11">Steel</text:p>
          </table:table-cell>
          <table:table-cell table:style-name="Table1.C3" office:value-type="string">
            <text:p text:style-name="P12">0.53</text:p>
          </table:table-cell>
          <table:table-cell table:style-name="Table1.D3" office:value-type="string">
            <text:p text:style-name="P13"/>
          </table:table-cell>
        </table:table-row>
        <table:table-row>
          <table:table-cell table:style-name="Table1.C2" office:value-type="string">
            <text:p text:style-name="P11">Brass</text:p>
          </table:table-cell>
          <table:table-cell table:style-name="Table1.C2" office:value-type="string">
            <text:p text:style-name="P11">Steel</text:p>
          </table:table-cell>
          <table:table-cell table:style-name="Table1.C3" office:value-type="string">
            <text:p text:style-name="P12">0.51</text:p>
          </table:table-cell>
          <table:table-cell table:style-name="Table1.D3" office:value-type="string">
            <text:p text:style-name="P13"/>
          </table:table-cell>
        </table:table-row>
        <table:table-row>
          <table:table-cell table:style-name="Table1.C2" office:value-type="string">
            <text:p text:style-name="P11">Cast iron</text:p>
          </table:table-cell>
          <table:table-cell table:style-name="Table1.C2" office:value-type="string">
            <text:p text:style-name="P11">Copper</text:p>
          </table:table-cell>
          <table:table-cell table:style-name="Table1.C3" office:value-type="string">
            <text:p text:style-name="P12">1.05</text:p>
          </table:table-cell>
          <table:table-cell table:style-name="Table1.D3" office:value-type="string">
            <text:p text:style-name="P13"/>
          </table:table-cell>
        </table:table-row>
        <table:table-row>
          <table:table-cell table:style-name="Table1.C2" office:value-type="string">
            <text:p text:style-name="P11">Cast iron</text:p>
          </table:table-cell>
          <table:table-cell table:style-name="Table1.C2" office:value-type="string">
            <text:p text:style-name="P11">Zinc</text:p>
          </table:table-cell>
          <table:table-cell table:style-name="Table1.C3" office:value-type="string">
            <text:p text:style-name="P12">0.85</text:p>
          </table:table-cell>
          <table:table-cell table:style-name="Table1.D3" office:value-type="string">
            <text:p text:style-name="P13"/>
          </table:table-cell>
        </table:table-row>
        <table:table-row>
          <table:table-cell table:style-name="Table1.C2" office:value-type="string">
            <text:p text:style-name="P11">Concrete (wet)</text:p>
          </table:table-cell>
          <table:table-cell table:style-name="Table1.C2" office:value-type="string">
            <text:p text:style-name="P11">Rubber</text:p>
          </table:table-cell>
          <table:table-cell table:style-name="Table1.C3" office:value-type="string">
            <text:p text:style-name="P12">0.30</text:p>
          </table:table-cell>
          <table:table-cell table:style-name="Table1.D3" office:value-type="string">
            <text:p text:style-name="P13"/>
          </table:table-cell>
        </table:table-row>
        <table:table-row>
          <table:table-cell table:style-name="Table1.C2" office:value-type="string">
            <text:p text:style-name="P11">Concrete (dry)</text:p>
          </table:table-cell>
          <table:table-cell table:style-name="Table1.C2" office:value-type="string">
            <text:p text:style-name="P11">Rubber</text:p>
          </table:table-cell>
          <table:table-cell table:style-name="Table1.C3" office:value-type="string">
            <text:p text:style-name="P12">1.0</text:p>
          </table:table-cell>
          <table:table-cell table:style-name="Table1.D3" office:value-type="string">
            <text:p text:style-name="P13"/>
          </table:table-cell>
        </table:table-row>
        <table:table-row>
          <table:table-cell table:style-name="Table1.C2" office:value-type="string">
            <text:p text:style-name="P11">Concrete</text:p>
          </table:table-cell>
          <table:table-cell table:style-name="Table1.C2" office:value-type="string">
            <text:p text:style-name="P11">Wood</text:p>
          </table:table-cell>
          <table:table-cell table:style-name="Table1.C3" office:value-type="string">
            <text:p text:style-name="P12">0.62<text:bookmark text:name="cite_ref-engHandbook_8-0"/><text:a xlink:type="simple" xlink:href="http://en.wikipedia.org/wiki/Friction#cite_note-engHandbook-8"><text:span text:style-name="T4">[9]</text:span></text:a></text:p>
          </table:table-cell>
          <table:table-cell table:style-name="Table1.D3" office:value-type="string">
            <text:p text:style-name="P13"/>
          </table:table-cell>
        </table:table-row>
        <table:table-row>
          <table:table-cell table:style-name="Table1.C2" office:value-type="string">
            <text:p text:style-name="P11">Copper</text:p>
          </table:table-cell>
          <table:table-cell table:style-name="Table1.C2" office:value-type="string">
            <text:p text:style-name="P11">Glass</text:p>
          </table:table-cell>
          <table:table-cell table:style-name="Table1.C3" office:value-type="string">
            <text:p text:style-name="P12">0.68</text:p>
          </table:table-cell>
          <table:table-cell table:style-name="Table1.D3" office:value-type="string">
            <text:p text:style-name="P13"/>
          </table:table-cell>
        </table:table-row>
        <table:table-row>
          <table:table-cell table:style-name="Table1.C2" office:value-type="string">
            <text:p text:style-name="P11">Glass</text:p>
          </table:table-cell>
          <table:table-cell table:style-name="Table1.C2" office:value-type="string">
            <text:p text:style-name="P11">Glass</text:p>
          </table:table-cell>
          <table:table-cell table:style-name="Table1.C3" office:value-type="string">
            <text:p text:style-name="P12">0.94</text:p>
          </table:table-cell>
          <table:table-cell table:style-name="Table1.D3" office:value-type="string">
            <text:p text:style-name="P13"/>
          </table:table-cell>
        </table:table-row>
        <table:table-row>
          <table:table-cell table:style-name="Table1.C2" office:value-type="string">
            <text:p text:style-name="P11">Metal</text:p>
          </table:table-cell>
          <table:table-cell table:style-name="Table1.C2" office:value-type="string">
            <text:p text:style-name="P11">Wood</text:p>
          </table:table-cell>
          <table:table-cell table:style-name="Table1.C3" office:value-type="string">
            <text:p text:style-name="P12">0.2–0.6<text:bookmark text:name="cite_ref-engHandbook_8-1"/><text:a xlink:type="simple" xlink:href="http://en.wikipedia.org/wiki/Friction#cite_note-engHandbook-8"><text:span text:style-name="T4">[9]</text:span></text:a></text:p>
          </table:table-cell>
          <table:table-cell table:style-name="Table1.D3" office:value-type="string">
            <text:p text:style-name="P12">0.2 (wet)<text:bookmark text:name="cite_ref-engHandbook_8-2"/><text:a xlink:type="simple" xlink:href="http://en.wikipedia.org/wiki/Friction#cite_note-engHandbook-8"><text:span text:style-name="T4">[9]</text:span></text:a></text:p>
          </table:table-cell>
        </table:table-row>
        <table:table-row>
          <table:table-cell table:style-name="Table1.C2" office:value-type="string">
            <text:p text:style-name="P11">Polythene</text:p>
          </table:table-cell>
          <table:table-cell table:style-name="Table1.C2" office:value-type="string">
            <text:p text:style-name="P11">Steel</text:p>
          </table:table-cell>
          <table:table-cell table:style-name="Table1.C3" office:value-type="string">
            <text:p text:style-name="P12">0.2<text:bookmark text:name="cite_ref-eng_9-0"/><text:a xlink:type="simple" xlink:href="http://en.wikipedia.org/wiki/Friction#cite_note-eng-9"><text:span text:style-name="T4">[10]</text:span></text:a></text:p>
          </table:table-cell>
          <table:table-cell table:style-name="Table1.D3" office:value-type="string">
            <text:p text:style-name="P12">0.2<text:bookmark text:name="cite_ref-eng_9-1"/><text:a xlink:type="simple" xlink:href="http://en.wikipedia.org/wiki/Friction#cite_note-eng-9"><text:span text:style-name="T4">[10]</text:span></text:a></text:p>
          </table:table-cell>
        </table:table-row>
        <table:table-row>
          <table:table-cell table:style-name="Table1.C2" office:value-type="string">
            <text:p text:style-name="P11">Steel</text:p>
          </table:table-cell>
          <table:table-cell table:style-name="Table1.C2" office:value-type="string">
            <text:p text:style-name="P11">Steel</text:p>
          </table:table-cell>
          <table:table-cell table:style-name="Table1.C3" office:value-type="string">
            <text:p text:style-name="P12">0.80<text:bookmark text:name="cite_ref-eng_9-2"/><text:a xlink:type="simple" xlink:href="http://en.wikipedia.org/wiki/Friction#cite_note-eng-9"><text:span text:style-name="T4">[10]</text:span></text:a></text:p>
          </table:table-cell>
          <table:table-cell table:style-name="Table1.D3" office:value-type="string">
            <text:p text:style-name="P12">0.16<text:bookmark text:name="cite_ref-eng_9-3"/><text:a xlink:type="simple" xlink:href="http://en.wikipedia.org/wiki/Friction#cite_note-eng-9"><text:span text:style-name="T4">[10]</text:span></text:a></text:p>
          </table:table-cell>
        </table:table-row>
        <table:table-row>
          <table:table-cell table:style-name="Table1.C2" office:value-type="string">
            <text:p text:style-name="P11">Steel</text:p>
          </table:table-cell>
          <table:table-cell table:style-name="Table1.C2" office:value-type="string">
            <text:p text:style-name="P11">Teflon</text:p>
          </table:table-cell>
          <table:table-cell table:style-name="Table1.C3" office:value-type="string">
            <text:p text:style-name="P12">0.04<text:bookmark text:name="cite_ref-eng_9-4"/><text:a xlink:type="simple" xlink:href="http://en.wikipedia.org/wiki/Friction#cite_note-eng-9"><text:span text:style-name="T4">[10]</text:span></text:a></text:p>
          </table:table-cell>
          <table:table-cell table:style-name="Table1.D3" office:value-type="string">
            <text:p text:style-name="P12">0.04<text:bookmark text:name="cite_ref-eng_9-5"/><text:a xlink:type="simple" xlink:href="http://en.wikipedia.org/wiki/Friction#cite_note-eng-9"><text:span text:style-name="T4">[10]</text:span></text:a></text:p>
          </table:table-cell>
        </table:table-row>
        <table:table-row>
          <table:table-cell table:style-name="Table1.C2" office:value-type="string">
            <text:p text:style-name="P11">Teflon</text:p>
          </table:table-cell>
          <table:table-cell table:style-name="Table1.C2" office:value-type="string">
            <text:p text:style-name="P11">Teflon</text:p>
          </table:table-cell>
          <table:table-cell table:style-name="Table1.C3" office:value-type="string">
            <text:p text:style-name="P12">0.04<text:bookmark text:name="cite_ref-eng_9-6"/><text:a xlink:type="simple" xlink:href="http://en.wikipedia.org/wiki/Friction#cite_note-eng-9"><text:span text:style-name="T4">[10]</text:span></text:a></text:p>
          </table:table-cell>
          <table:table-cell table:style-name="Table1.D3" office:value-type="string">
            <text:p text:style-name="P12">0.04<text:bookmark text:name="cite_ref-eng_9-7"/><text:a xlink:type="simple" xlink:href="http://en.wikipedia.org/wiki/Friction#cite_note-eng-9"><text:span text:style-name="T4">[10]</text:span></text:a></text:p>
          </table:table-cell>
        </table:table-row>
        <table:table-row>
          <table:table-cell table:style-name="Table1.C2" office:value-type="string">
            <text:p text:style-name="P11">Wood</text:p>
          </table:table-cell>
          <table:table-cell table:style-name="Table1.C2" office:value-type="string">
            <text:p text:style-name="P11">Wood</text:p>
          </table:table-cell>
          <table:table-cell table:style-name="Table1.C3" office:value-type="string">
            <text:p text:style-name="P12">0.25–0.5<text:bookmark text:name="cite_ref-engHandbook_8-3"/><text:a xlink:type="simple" xlink:href="http://en.wikipedia.org/wiki/Friction#cite_note-engHandbook-8"><text:span text:style-name="T4">[9]</text:span></text:a></text:p>
          </table:table-cell>
          <table:table-cell table:style-name="Table1.D3" office:value-type="string">
            <text:p text:style-name="P12">0.2 (wet)<text:bookmark text:name="cite_ref-engHandbook_8-4"/><text:a xlink:type="simple" xlink:href="http://en.wikipedia.org/wiki/Friction#cite_note-engHandbook-8"><text:span text:style-name="T4">[9]</text:span></text:a></text:p>
          </table:table-cell>
        </table:table-row>
      </table:table>
      <text:p text:style-name="Text_20_body">From wikipedia<text:line-break/></text:p>
      <text:p text:style-name="P2"/>
      <text:p text:style-name="P2"/>
      <text:p text:style-name="P2">form factor: </text:p>
      <text:list xml:id="list1604394145" text:style-name="L1">
        <text:list-item>
          <text:list>
            <text:list-item>
              <text:p text:style-name="P16">all the mass is in the center<text:line-break/>0.4 the body is solid (with homogeneous density)<text:line-break/>1.0 all the mass is in the surface (hollow body)</text:p>
              <text:p text:style-name="P16"><text:a xlink:type="simple" xlink:href="http://blenderartists.org/forum/archive/index.php/t-138645.html">http://blenderartists.org/forum/archive/index.php/t-138645.html</text:a></text:p>
            </text:list-item>
          </text:list>
        </text:list-item>
      </text:list>
      <text:p text:style-name="P2"/>
      <text:p text:style-name="P2">vehicle modeling with constraints</text:p>
      <text:p text:style-name="P2"><text:a xlink:type="simple" xlink:href="http://bulletphysics.org/Bullet/phpBB3/viewtopic.php?f=9&amp;t=7074">http://bulletphysics.org/Bullet/phpBB3/viewtopic.php?f=9&amp;t=7074</text:a></text:p>
      <text:p text:style-name="P2"/>
      <text:p text:style-name="P2">maddock document on ray cast vehicle simulation</text:p>
      <text:p text:style-name="P2"><text:a xlink:type="simple" xlink:href="https://docs.google.com/document/edit?id=18edpOwtGgCwNyvakS78jxMajCuezotCU_0iezcwiFQc">https://docs.google.com/document/edit?id=18edpOwtGgCwNyvakS78jxMajCuezotCU_0iezcwiFQc</text:a></text:p>
      <text:p text:style-name="P2"/>
      <text:h text:style-name="P7" text:outline-level="2"><text:bookmark text:name="internal-source-marker_0.63118483312428"/>Calculating the Slip Angle</text:h>
      <text:p text:style-name="P10"><text:span text:style-name="T1">Pacejka uses the slip angle to calculate the maximum friction force.</text:span><text:line-break/><text:line-break/><text:span text:style-name="T2">              </text:span><text:span text:style-name="T8">const</text:span><text:span text:style-name="T2"> </text:span><text:span text:style-name="T9">btRigidBody</text:span><text:span text:style-name="T3">* </text:span><text:span text:style-name="T8">const</text:span><text:span text:style-name="T2"> </text:span><text:span text:style-name="T9">chassis</text:span><text:span text:style-name="T2"> </text:span><text:span text:style-name="T3">= </text:span><text:span text:style-name="T9">vehicle</text:span><text:span text:style-name="T3">-&gt;</text:span><text:span text:style-name="T9">getRigidBody</text:span><text:span text:style-name="T3">();</text:span><text:line-break/><text:span text:style-name="T2">              </text:span><text:span text:style-name="T8">const</text:span><text:span text:style-name="T2"> </text:span><text:span text:style-name="T9">btWheelInfo</text:span><text:span text:style-name="T3">&amp; </text:span><text:span text:style-name="T9">wheel_info</text:span><text:span text:style-name="T2"> </text:span><text:span text:style-name="T3">= </text:span><text:span text:style-name="T9">vehicle</text:span><text:span text:style-name="T3">-&gt;</text:span><text:span text:style-name="T9">getWheelInfo</text:span><text:span text:style-name="T3">(</text:span><text:span text:style-name="T9">i</text:span><text:span text:style-name="T3">);</text:span><text:line-break/><text:span text:style-name="T2">              </text:span><text:span text:style-name="T10">// Calculate velocity of wheel wrt ground</text:span><text:line-break/><text:span text:style-name="T2">              </text:span><text:span text:style-name="T9">btVector3</text:span><text:span text:style-name="T2"> </text:span><text:span text:style-name="T9">rel_pos1</text:span><text:span text:style-name="T2"> </text:span><text:span text:style-name="T3">= </text:span><text:span text:style-name="T9">wheel_info</text:span><text:span text:style-name="T3">.</text:span><text:span text:style-name="T9">m_raycastInfo</text:span><text:span text:style-name="T3">.</text:span><text:span text:style-name="T9">m_contactPointWS</text:span><text:span text:style-name="T2"> </text:span><text:span text:style-name="T3">- </text:span><text:span text:style-name="T9">chassis</text:span><text:span text:style-name="T3">-&gt;</text:span><text:span text:style-name="T9">getCenterOfMassPosition</text:span><text:span text:style-name="T3">();</text:span><text:line-break/><text:soft-page-break/><text:span text:style-name="T2">              </text:span><text:span text:style-name="T9">btVector3</text:span><text:span text:style-name="T2"> </text:span><text:span text:style-name="T9">vel</text:span><text:span text:style-name="T2"> </text:span><text:span text:style-name="T3">= </text:span><text:span text:style-name="T9">chassis</text:span><text:span text:style-name="T3">-&gt;</text:span><text:span text:style-name="T9">getVelocityInLocalPoint</text:span><text:span text:style-name="T3">(</text:span><text:span text:style-name="T9">rel_pos1</text:span><text:span text:style-name="T3">);</text:span><text:line-break/><text:span text:style-name="T2"> </text:span><text:line-break/><text:span text:style-name="T2">              </text:span><text:span text:style-name="T10">// Calculate velocity in x &amp; y</text:span><text:line-break/><text:span text:style-name="T2">              </text:span><text:span text:style-name="T9">btScalar</text:span><text:span text:style-name="T2"> </text:span><text:span text:style-name="T9">vz</text:span><text:span text:style-name="T2"> </text:span><text:span text:style-name="T3">= -</text:span><text:span text:style-name="T9">vehicle</text:span><text:span text:style-name="T3">-&gt;</text:span><text:span text:style-name="T9">getForward</text:span><text:span text:style-name="T3">(</text:span><text:span text:style-name="T9">i</text:span><text:span text:style-name="T3">).</text:span><text:span text:style-name="T9">dot</text:span><text:span text:style-name="T3">(</text:span><text:span text:style-name="T9">vel</text:span><text:span text:style-name="T3">);</text:span><text:line-break/><text:span text:style-name="T2">              </text:span><text:span text:style-name="T9">btScalar</text:span><text:span text:style-name="T2"> </text:span><text:span text:style-name="T9">vx</text:span><text:span text:style-name="T2"> </text:span><text:span text:style-name="T3">= </text:span><text:span text:style-name="T9">vehicle</text:span><text:span text:style-name="T3">-&gt;</text:span><text:span text:style-name="T9">getAxle</text:span><text:span text:style-name="T3">(</text:span><text:span text:style-name="T9">i</text:span><text:span text:style-name="T3">).</text:span><text:span text:style-name="T9">dot</text:span><text:span text:style-name="T3">(</text:span><text:span text:style-name="T9">vel</text:span><text:span text:style-name="T3">);</text:span><text:line-break/><text:span text:style-name="T2"> </text:span><text:line-break/><text:span text:style-name="T2">              </text:span><text:span text:style-name="T10">// Calculate slip angle of wheel.</text:span><text:line-break/><text:span text:style-name="T2">              </text:span><text:span text:style-name="T9">btScalar</text:span><text:span text:style-name="T2"> </text:span><text:span text:style-name="T9">slip_angle</text:span><text:span text:style-name="T2"> </text:span><text:span text:style-name="T3">= </text:span><text:span text:style-name="T9">btAtan2</text:span><text:span text:style-name="T3">(</text:span><text:span text:style-name="T9">vx</text:span><text:span text:style-name="T3">, </text:span><text:span text:style-name="T9">btFabs</text:span><text:span text:style-name="T3">(</text:span><text:span text:style-name="T9">vz</text:span><text:span text:style-name="T3">));</text:span><text:line-break/><text:span text:style-name="T2"> </text:span></text:p>
      <text:p text:style-name="P2"/>
      <text:p text:style-name="P2">accuracy of USARSim</text:p>
      <text:p text:style-name="P2"><text:a xlink:type="simple" xlink:href="http://www.mit.edu/~robbel/PerMIS07.Final_Pepper.pdf">http://www.mit.edu/~robbel/PerMIS07.Final_Pepper.pdf</text:a></text:p>
      <text:p text:style-name="P2"/>
      <text:p text:style-name="P2"/>
      <text:p text:style-name="P2"/>
      <text:p text:style-name="P2">models:</text:p>
      <text:p text:style-name="P2"/>
      <text:p text:style-name="P2"><text:a xlink:type="simple" xlink:href="http://www.edgedsign.com/Peoples_Street_MOUT_database.html">http://www.edgedsign.com/Peoples_Street_MOUT_database.html</text:a></text:p>
      <text:p text:style-name="P2"/>
      <text:p text:style-name="P2"/>
      <text:p text:style-name="P2"/>
      <text:p text:style-name="P2"/>
      <text:p text:style-name="P2">blender constraint types</text:p>
      <text:p text:style-name="P2"><text:line-break/></text:p>
      <table:table table:name="Table2" table:style-name="Table2">
        <table:table-column table:style-name="Table2.A"/>
        <table:table-column table:style-name="Table2.B"/>
        <table:table-row>
          <table:table-cell table:style-name="Table2.A1" office:value-type="string">
            <text:p text:style-name="P18">Type :</text:p>
          </table:table-cell>
          <table:table-cell table:style-name="Table2.A1" office:value-type="string">
            <text:p text:style-name="P17">enum in [‘COPY_LOCATION’, ‘COPY_ROTATION’, ‘COPY_SCALE’, ‘COPY_TRANSFORMS’, ‘LIMIT_DISTANCE’, ‘LIMIT_LOCATION’, ‘LIMIT_ROTATION’, ‘LIMIT_SCALE’, ‘MAINTAIN_VOLUME’, ‘TRANSFORM’, ‘CLAMP_TO’, ‘DAMPED_TRACK’, ‘IK’, ‘LOCKED_TRACK’, ‘SPLINE_IK’, ‘STRETCH_TO’, ‘TRACK_TO’, ‘ACTION’, ‘CHILD_OF’, ‘FLOOR’, ‘FOLLOW_PATH’, ‘PIVOT’, ‘RIGID_BODY_JOINT’, ‘SCRIPT’, ‘SHRINKWRAP’], default ‘COPY_LOCATION’, (readonly)</text:p>
          </table:table-cell>
        </table:table-row>
      </table:table>
      <text:p text:style-name="P2"/>
      <text:p text:style-name="P3">wheel object members:</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2"/>
      <text:p text:style-name="P2">scene object members:</text:p>
      <text:p text:style-name="P2">######## ROBOT 'rmp400_chassis' INITIALIZING ######## </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2"/>
      <text:p text:style-name="P2">scene.objects members:</text:p>
      <text:p text:style-name="P2">['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7-25T15:19:32</dc:date>
    <dc:creator>David Hodo</dc:creator>
    <meta:editing-duration>PT2H50M32S</meta:editing-duration>
    <meta:editing-cycles>4</meta:editing-cycles>
    <meta:generator>LibreOffice/3.3$Unix LibreOffice_project/330m19$Build-202</meta:generator>
    <meta:document-statistic meta:table-count="2" meta:image-count="1" meta:object-count="0" meta:page-count="4" meta:paragraph-count="102" meta:word-count="1035" meta:character-count="8396"/>
  </office:meta>
</office:document-meta>
</file>